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6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5" style:family="graphic" style:parent-style-name="standard">
      <style:graphic-properties draw:stroke="none" svg:stroke-color="#000000" draw:fill="none" draw:fill-color="#ffffff" fo:min-height="0.73cm"/>
    </style:style>
    <style:style style:name="gr6" style:family="graphic" style:parent-style-name="objectwithoutfill">
      <style:graphic-properties svg:stroke-width="0.3cm" svg:stroke-color="#00ccff" draw:marker-start-width="0.65cm" draw:marker-end-width="0.65cm" draw:fill="none" draw:fill-color="#ffd320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5cm" svg:stroke-color="#ffff99" draw:marker-start-width="0.95cm" draw:marker-end-width="0.95cm" draw:fill="none" draw:fill-color="#ffd320" draw:textarea-vertical-align="middle" fo:padding-top="0.375cm" fo:padding-bottom="0.375cm" fo:padding-left="0.5cm" fo:padding-right="0.5cm"/>
    </style:style>
    <style:style style:name="gr8" style:family="graphic" style:parent-style-name="objectwithoutfill">
      <style:graphic-properties svg:stroke-width="0.3cm" svg:stroke-color="#99ff66" draw:marker-start-width="0.65cm" draw:marker-end-width="0.65cm" draw:fill="none" draw:fill-color="#ffd320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4cm" svg:stroke-color="#ff00cc" draw:marker-start-width="0.8cm" draw:marker-end-width="0.8cm" draw:fill="none" draw:fill-color="#ffd320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fill-color="#ffd320" fo:min-height="1.455cm"/>
    </style:style>
    <style:style style:name="gr12" style:family="graphic" style:parent-style-name="standard">
      <style:graphic-properties draw:stroke="none" draw:fill="none" draw:fill-color="#ffd320" fo:min-height="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7.4cm" svg:x2="18.6cm" svg:y2="7.5cm">
          <text:p/>
        </draw:line>
        <draw:line draw:style-name="gr1" draw:text-style-name="P1" draw:layer="layout" svg:x1="2.4cm" svg:y1="13.5cm" svg:x2="19.1cm" svg:y2="13.5cm">
          <text:p/>
        </draw:line>
        <draw:line draw:style-name="gr1" draw:text-style-name="P1" draw:layer="layout" svg:x1="7.4cm" svg:y1="3cm" svg:x2="7.6cm" svg:y2="17.5cm">
          <text:p/>
        </draw:line>
        <draw:line draw:style-name="gr1" draw:text-style-name="P1" draw:layer="layout" svg:x1="13.9cm" svg:y1="2.8cm" svg:x2="13.9cm" svg:y2="18.5cm">
          <text:p/>
        </draw:line>
        <draw:frame draw:style-name="gr2" draw:layer="layout" svg:width="1.103cm" svg:height="0.962cm" svg:x="16.1cm" svg:y="9.9cm">
          <draw:text-box>
            <text:p>E </text:p>
          </draw:text-box>
        </draw:frame>
        <draw:frame draw:style-name="gr2" draw:layer="layout" svg:width="1.103cm" svg:height="0.962cm" svg:x="3.8cm" svg:y="10cm">
          <draw:text-box>
            <text:p>W</text:p>
          </draw:text-box>
        </draw:frame>
        <draw:frame draw:style-name="gr3" draw:layer="layout" svg:width="0.959cm" svg:height="0.962cm" svg:x="9.5cm" svg:y="4.9cm">
          <draw:text-box>
            <text:p>N</text:p>
          </draw:text-box>
        </draw:frame>
        <draw:frame draw:style-name="gr4" draw:layer="layout" svg:width="0.2cm" svg:height="0.962cm" svg:x="9.6cm" svg:y="15.838cm">
          <draw:text-box>
            <text:p>S</text:p>
          </draw:text-box>
        </draw:frame>
        <draw:frame draw:style-name="gr5" draw:layer="layout" svg:width="0.1cm" svg:height="0.962cm" svg:x="10.2cm" svg:y="9.7cm">
          <draw:text-box>
            <text:p>P</text:p>
          </draw:text-box>
        </draw:frame>
        <draw:line draw:style-name="gr6" draw:text-style-name="P1" draw:layer="layout" svg:x1="7.3cm" svg:y1="7.4cm" svg:x2="7.4cm" svg:y2="13.3cm">
          <text:p/>
        </draw:line>
        <draw:line draw:style-name="gr7" draw:text-style-name="P1" draw:layer="layout" svg:x1="7.5cm" svg:y1="7.1cm" svg:x2="13.9cm" svg:y2="7.1cm">
          <text:p/>
        </draw:line>
        <draw:line draw:style-name="gr8" draw:text-style-name="P1" draw:layer="layout" svg:x1="14.3cm" svg:y1="7.3cm" svg:x2="14.3cm" svg:y2="13.4cm">
          <text:p/>
        </draw:line>
        <draw:line draw:style-name="gr9" draw:text-style-name="P1" draw:layer="layout" svg:x1="14.4cm" svg:y1="13.8cm" svg:x2="7.4cm" svg:y2="13.8cm">
          <text:p/>
        </draw:line>
        <draw:frame draw:style-name="gr10" draw:layer="layout" svg:width="5.265cm" svg:height="0.962cm" svg:x="14.6cm" svg:y="8.8cm">
          <draw:text-box>
            <text:p>Surface E est Se</text:p>
          </draw:text-box>
        </draw:frame>
        <draw:frame draw:style-name="gr10" draw:layer="layout" svg:width="6.005cm" svg:height="0.962cm" svg:x="1.3cm" svg:y="8.7cm">
          <draw:text-box>
            <text:p>Surface W west Sw</text:p>
          </draw:text-box>
        </draw:frame>
        <draw:frame draw:style-name="gr11" draw:layer="layout" svg:width="4.312cm" svg:height="1.673cm" svg:x="8.035cm" svg:y="14.188cm">
          <draw:text-box>
            <text:p>Surface S sud Ss</text:p>
          </draw:text-box>
        </draw:frame>
        <draw:frame draw:style-name="gr11" draw:layer="layout" svg:width="4.312cm" svg:height="1.673cm" svg:x="8.288cm" svg:y="6.037cm">
          <draw:text-box>
            <text:p>Surface N north Sn</text:p>
          </draw:text-box>
        </draw:frame>
        <draw:frame draw:style-name="gr12" draw:layer="layout" svg:width="4.312cm" svg:height="2.384cm" svg:x="8.2cm" svg:y="10.637cm">
          <draw:text-box>
            <text:p>Position actuelle de discrétis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una GANOU</meta:initial-creator>
    <meta:creation-date>2017-05-22T20:50:04</meta:creation-date>
    <dc:date>2017-05-22T21:37:08</dc:date>
    <dc:creator>Arouna GANOU</dc:creator>
    <meta:editing-duration>PT47M4S</meta:editing-duration>
    <meta:editing-cycles>7</meta:editing-cycles>
    <meta:generator>OpenOffice/4.1.3$Unix OpenOffice.org_project/413m1$Build-9783</meta:generator>
    <meta:document-statistic meta:object-count="18"/>
  </office:meta>
</office:document-meta>
</file>